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" svg:font-family="Robo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2" style:list-style-name="WWNum1">
      <style:paragraph-properties fo:text-align="start" style:justify-single-word="false" style:writing-mode="lr-tb"/>
    </style:style>
    <style:style style:name="P2" style:family="paragraph" style:parent-style-name="Heading_20_2" style:list-style-name="WWNum1">
      <style:paragraph-properties fo:text-align="start" style:justify-single-word="false" style:writing-mode="lr-tb"/>
      <style:text-properties officeooo:paragraph-rsid="000a33fc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 style:list-style-name="WWNum3">
      <style:paragraph-properties fo:text-align="start" style:justify-single-word="false" style:writing-mode="lr-tb"/>
    </style:style>
    <style:style style:name="P5" style:family="paragraph" style:parent-style-name="Standard" style:list-style-name="WWNum4">
      <style:paragraph-properties fo:text-align="start" style:justify-single-word="false" style:writing-mode="lr-tb"/>
    </style:style>
    <style:style style:name="P6" style:family="paragraph" style:parent-style-name="Standard" style:list-style-name="WWNum5">
      <style:paragraph-properties fo:text-align="start" style:justify-single-word="false" style:writing-mode="lr-tb"/>
    </style:style>
    <style:style style:name="P7" style:family="paragraph" style:parent-style-name="Standard" style:list-style-name="WWNum6">
      <style:paragraph-properties fo:text-align="start" style:justify-single-word="false" style:writing-mode="lr-tb"/>
    </style:style>
    <style:style style:name="P8" style:family="paragraph" style:parent-style-name="Standard" style:list-style-name="WWNum7">
      <style:paragraph-properties fo:text-align="start" style:justify-single-word="false" style:writing-mode="lr-tb"/>
    </style:style>
    <style:style style:name="P9" style:family="paragraph" style:parent-style-name="Standard" style:list-style-name="WWNum7">
      <style:paragraph-properties fo:text-align="start" style:justify-single-word="false" style:writing-mode="lr-tb"/>
      <style:text-properties officeooo:paragraph-rsid="000b194e"/>
    </style:style>
    <style:style style:name="P10" style:family="paragraph" style:parent-style-name="Standard" style:list-style-name="WWNum8">
      <style:paragraph-properties fo:text-align="start" style:justify-single-word="false" style:writing-mode="lr-tb"/>
    </style:style>
    <style:style style:name="P11" style:family="paragraph" style:parent-style-name="Standard" style:list-style-name="WWNum8">
      <style:paragraph-properties fo:text-align="start" style:justify-single-word="false" style:writing-mode="lr-tb"/>
      <style:text-properties officeooo:paragraph-rsid="000b194e"/>
    </style:style>
    <style:style style:name="P12" style:family="paragraph" style:parent-style-name="Standard" style:list-style-name="WWNum9">
      <style:paragraph-properties fo:text-align="start" style:justify-single-word="false" style:writing-mode="lr-tb"/>
    </style:style>
    <style:style style:name="P13" style:family="paragraph" style:parent-style-name="Standard" style:list-style-name="WWNum9">
      <style:paragraph-properties fo:text-align="start" style:justify-single-word="false" style:writing-mode="lr-tb"/>
      <style:text-properties officeooo:paragraph-rsid="000b194e"/>
    </style:style>
    <style:style style:name="P14" style:family="paragraph" style:parent-style-name="Standard" style:list-style-name="WWNum10">
      <style:paragraph-properties fo:text-align="start" style:justify-single-word="false" style:writing-mode="lr-tb"/>
    </style:style>
    <style:style style:name="P15" style:family="paragraph" style:parent-style-name="Standard" style:list-style-name="L1">
      <style:paragraph-properties fo:text-align="start" style:justify-single-word="false" style:writing-mode="lr-tb"/>
    </style:style>
    <style:style style:name="P16" style:family="paragraph" style:parent-style-name="Standard">
      <style:paragraph-properties fo:text-align="center" style:justify-single-word="false" style:writing-mode="lr-tb"/>
    </style:style>
    <style:style style:name="P17" style:family="paragraph" style:parent-style-name="Standard">
      <style:paragraph-properties fo:margin-top="0cm" fo:margin-bottom="0.101cm" loext:contextual-spacing="false" fo:text-align="start" style:justify-single-word="false" style:writing-mode="lr-tb"/>
    </style:style>
    <style:style style:name="P18" style:family="paragraph" style:parent-style-name="Standard" style:list-style-name="WWNum2">
      <style:paragraph-properties fo:margin-top="0cm" fo:margin-bottom="0.101cm" loext:contextual-spacing="false" fo:text-align="start" style:justify-single-word="false" style:writing-mode="lr-tb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 style:writing-mode="lr-tb"/>
    </style:style>
    <style:style style:name="P20" style:family="paragraph" style:parent-style-name="Standard">
      <style:paragraph-properties fo:margin-top="0.101cm" fo:margin-bottom="0cm" loext:contextual-spacing="false" fo:text-align="start" style:justify-single-word="false" style:writing-mode="lr-tb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Title">
      <style:paragraph-properties fo:margin-top="0.423cm" fo:margin-bottom="0.212cm" loext:contextual-spacing="false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3fc" style:font-weight-asian="bold" style:font-weight-complex="bold"/>
    </style:style>
    <style:style style:name="T4" style:family="text">
      <style:text-properties fo:font-weight="bold" officeooo:rsid="000b194e" style:font-weight-asian="bold" style:font-weight-complex="bold"/>
    </style:style>
    <style:style style:name="T5" style:family="text">
      <style:text-properties style:use-window-font-color="true" style:font-name="Liberation Sans" fo:font-size="16pt" fo:language="de" fo:country="DE" fo:font-weight="bold" officeooo:rsid="00088d27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6" style:family="text">
      <style:text-properties style:use-window-font-color="true" style:font-name="Liberation Sans" fo:font-size="16pt" fo:language="de" fo:country="DE" fo:font-weight="bold" officeooo:rsid="000a33fc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7" style:family="text">
      <style:text-properties style:use-window-font-color="true" style:font-name="Liberation Sans" fo:font-size="16pt" fo:language="de" fo:country="DE" fo:font-weight="bold" officeooo:rsid="000b194e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8" style:family="text">
      <style:text-properties style:use-window-font-color="true" style:font-name="Liberation Serif" fo:font-size="12pt" fo:language="de" fo:country="DE" fo:font-weight="bold" officeooo:rsid="000a33fc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9" style:family="text">
      <style:text-properties style:use-window-font-color="true" style:font-name="Liberation Serif" fo:font-size="12pt" fo:language="de" fo:country="DE" fo:font-weight="bold" officeooo:rsid="000b194e" style:letter-kerning="true" style:font-name-asian="Noto Serif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0" style:family="text">
      <style:text-properties style:use-window-font-color="true" style:font-name="Liberation Serif" fo:font-size="12pt" fo:language="de" fo:country="DE" officeooo:rsid="000a33f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use-window-font-color="true" style:font-name="Liberation Serif" fo:font-size="12pt" fo:language="de" fo:country="DE" officeooo:rsid="000b194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2" style:family="text">
      <style:text-properties style:use-window-font-color="true" style:font-name="Liberation Serif" fo:font-size="12pt" fo:language="de" fo:country="DE" officeooo:rsid="000cfa8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3" style:family="text">
      <style:text-properties style:use-window-font-color="true" style:font-name="Liberation Serif" fo:font-size="12pt" fo:language="de" fo:country="DE" fo:font-weight="normal" officeooo:rsid="000b194e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4" style:family="text">
      <style:text-properties officeooo:rsid="000a33fc"/>
    </style:style>
    <style:style style:name="T15" style:family="text">
      <style:text-properties officeooo:rsid="000b194e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b194e" style:font-weight-asian="normal" style:font-weight-complex="normal"/>
    </style:style>
    <style:style style:name="T18" style:family="text">
      <style:text-properties officeooo:rsid="000cfa8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1"/>
        <text:p text:style-name="P22"><text:span text:style-name="T5">Ontologische Diagramme</text:span><text:span text:style-name="T1">. <text:line-break/></text:span><text:span text:style-name="T6">Fluss</text:span><text:span text:style-name="T1">modell und </text:span><text:span text:style-name="T6">Fluss</text:span><text:span text:style-name="T1">analyse</text:span></text:p>
        <text:p text:style-name="P16">Olga Eckardt, Wilo SE, Dortmund Deutschland</text:p>
        <text:list xml:id="list882988680" text:style-name="WWNum1">
          <text:list-item>
            <text:list>
              <text:list-item>
                <text:h text:style-name="P1" text:outline-level="2">Definition</text:h>
              </text:list-item>
            </text:list>
          </text:list-item>
        </text:list>
        <text:list xml:id="list4108079915" text:style-name="WWNum2">
          <text:list-item>
            <text:p text:style-name="P18">In Anlehnung an die Übersetzung der Definition aus dem S<text:span text:style-name="T14">o</text:span>u<text:span text:style-name="T14">c</text:span>hkov-Glossar wird die <text:span text:style-name="T2">Fluss</text:span><text:span text:style-name="T3">­</text:span><text:span text:style-name="T2">analyse </text:span>definiert als „<text:span text:style-name="T14">e</text:span>ine analytische Methode und ein Werkzeug, das <text:span text:style-name="T8">Unzulänglichkeiten </text:span>im Fluss von Energie, <text:span text:style-name="T10">Stoff</text:span> und Information in einem technischen System <text:span text:style-name="T2">identifiziert</text:span>.“</text:p>
          </text:list-item>
          <text:list-item>
            <text:p text:style-name="P18"><text:span text:style-name="T10">Ein Fluss </text:span>ist die gerichtete Bewegung von <text:span text:style-name="T14">stofflichen </text:span>Masseteilchen im Raum, sowie die gerichtete Bewegung von Energie oder Information. <text:span text:style-name="T10">Ein Fluss </text:span>hat zwei Eigenschaften: die Eigenschaften <text:span text:style-name="T10">des Stoffs</text:span>, aus <text:span text:style-name="T10">dem der Fluss </text:span>besteht, und die Eigenschaften des Feldes, das durch die gerichtete Bewegung der <text:span text:style-name="T10">Stoff</text:span>teilchen gebildet wird.</text:p>
          </text:list-item>
          <text:list-item>
            <text:p text:style-name="P18">Yuri Lebedev fügt hinzu, dass stationäre Komponenten im Raum lokalisiert sind.</text:p>
          </text:list-item>
        </text:list>
        <text:p text:style-name="P17">Der Aufbau <text:span text:style-name="T10">einer </text:span>Onto<text:span text:style-name="T14">logiek</text:span>arte ermöglicht eine genauere Definition der Flussanalyse sowie des <text:span text:style-name="T14">Modells eines </text:span>Fluss<text:span text:style-name="T10">es </text:span>in der Flussanalyse. Darüber hinaus <text:span text:style-name="T10">ist </text:span>die Beziehung der Flussanalyse zur Funktionsanalyse sowie zu anderen TRIZ-Konzepten <text:span text:style-name="T10">zu berücksichtigen</text:span>.</text:p>
        <text:p text:style-name="P17"><text:span text:style-name="T10">Mit diesem Ziel </text:span>wurden zwei Haupt-Ontologiekarten konstruiert, eine Ontologiekarte der "Flussanalyse" und <text:span text:style-name="T10">eine </text:span>zweite Ontologiekarte des "<text:span text:style-name="T14">Modells eines </text:span>Fluss<text:span text:style-name="T10">es</text:span>", <text:span text:style-name="T10">was unten genauer entwickelt wird</text:span>.</text:p>
        <text:list xml:id="list114222146605178" text:continue-list="list882988680" text:style-name="WWNum1">
          <text:list-item>
            <text:list>
              <text:list-item>
                <text:h text:style-name="P2" text:outline-level="2"><text:span text:style-name="T14">Es wurde eine </text:span>Vorlage für <text:span text:style-name="T14">die B</text:span>eschreibung <text:span text:style-name="T14">des </text:span>Werkzeug<text:span text:style-name="T14">s</text:span> entwickelt</text:h>
              </text:list-item>
            </text:list>
          </text:list-item>
        </text:list>
        <text:list xml:id="list2728419072" text:style-name="L1">
          <text:list-item>
            <text:p text:style-name="P15">Zielsetzung;</text:p>
          </text:list-item>
          <text:list-item>
            <text:p text:style-name="P15">Modelle;</text:p>
          </text:list-item>
          <text:list-item>
            <text:p text:style-name="P15">Regeln für den <text:span text:style-name="T14">Aufbau des </text:span>Modell<text:span text:style-name="T10">s</text:span>;</text:p>
          </text:list-item>
          <text:list-item>
            <text:p text:style-name="P15"><text:span text:style-name="T14">Regeln für die </text:span>Modell<text:span text:style-name="T10">umformungen</text:span>.</text:p>
          </text:list-item>
        </text:list>
        <text:list xml:id="list114222527378151" text:continue-list="list114222146605178" text:style-name="WWNum1">
          <text:list-item>
            <text:list>
              <text:list-item>
                <text:h text:style-name="P1" text:outline-level="2"><text:span text:style-name="T14">M</text:span>odell <text:span text:style-name="T14">eines Flusses</text:span></text:h>
              </text:list-item>
            </text:list>
          </text:list-item>
        </text:list>
        <text:list xml:id="list1137030394" text:style-name="WWNum3">
          <text:list-item>
            <text:p text:style-name="P4">statische <text:span text:style-name="T10">Komponenten</text:span></text:p>
            <text:list>
              <text:list-item>
                <text:p text:style-name="P4">Auf der Grundlage des Modells <text:span text:style-name="T10">eines </text:span>funktional <text:span text:style-name="T14">vollständig</text:span>en <text:span text:style-name="T14">S</text:span>ystems werden 4 Arten von statischen Komponenten des Funktionsmodells <text:span text:style-name="T10">herausgearbeitet</text:span>, die notwendigerweise jeden im System verl<text:span text:style-name="T14">aufenden Fluss</text:span> begleiten:</text:p>
              </text:list-item>
            </text:list>
          </text:list-item>
        </text:list>
        <text:p text:style-name="P19">1. Quelle,</text:p>
        <text:p text:style-name="P19">2. Kanal,</text:p>
        <text:p text:style-name="P19">3. Empfänger,</text:p>
        <text:p text:style-name="P19">4. S<text:span text:style-name="T14">teuerungss</text:span>ystem</text:p>
        <text:list xml:id="list1203029721" text:style-name="WWNum4">
          <text:list-item>
            <text:p text:style-name="P5">eine Art, das <text:span text:style-name="T14">Modell des </text:span>Fluss<text:span text:style-name="T10">es </text:span>zu beschreiben, meist grafisch.</text:p>
          </text:list-item>
          <text:list-item>
            <text:p text:style-name="P5">statische <text:span text:style-name="T14">K</text:span>omponenten <text:span text:style-name="T14">des Flusses</text:span></text:p>
          </text:list-item>
          <text:list-item>
            <text:p text:style-name="P5"><text:span text:style-name="T14">E</text:span>igenschaften <text:span text:style-name="T14">des Flusses </text:span>in der <text:span text:style-name="T10">Fluss</text:span>analyse</text:p>
          </text:list-item>
          <text:list-item>
            <text:p text:style-name="P5"><text:span text:style-name="T14">I</text:span>nhalt <text:span text:style-name="T14">des Flusses</text:span></text:p>
          </text:list-item>
          <text:list-item>
            <text:p text:style-name="P5">Funktionalität → <text:span text:style-name="T14">N</text:span>utzen <text:span text:style-name="T14">des Flusses</text:span></text:p>
          </text:list-item>
          <text:list-item>
            <text:p text:style-name="P5">andere Merkmale</text:p>
          </text:list-item>
          <text:list-item>
            <text:p text:style-name="P5"><text:span text:style-name="T14">E</text:span>igenschaften <text:span text:style-name="T14">des Flusses</text:span></text:p>
          </text:list-item>
        </text:list>
        <text:list xml:id="list1217516825" text:style-name="WWNum5">
          <text:list-item>
            <text:list>
              <text:list-item>
                <text:p text:style-name="P6">Aus allen <text:span text:style-name="T14">Varianten </text:span>der <text:span text:style-name="T14">K</text:span>lassifizierung <text:span text:style-name="T14">von Flüssen </text:span>w<text:span text:style-name="T14">u</text:span>rden die <text:span text:style-name="T10">grundlegenden </text:span>ausgewählt, die <text:span text:style-name="T14">praktisch </text:span>auf jeden <text:span text:style-name="T14">F</text:span>luss zutreffen.</text:p>
              </text:list-item>
              <text:list-item>
                <text:p text:style-name="P6">Zusätzlich kann <text:span text:style-name="T10">ein Fluss </text:span>durch eine Vielzahl von Sekundärmerkmalen charakterisiert werden, die <text:span text:style-name="T10">in Abhängigkeit vom </text:span>beschriebene<text:span text:style-name="T14">n</text:span> <text:span text:style-name="T10">Flusses </text:span>ausgewählt werden.</text:p>
              </text:list-item>
            </text:list>
          </text:list-item>
        </text:list>
        <text:list xml:id="list114223237110521" text:continue-list="list114222527378151" text:style-name="WWNum1">
          <text:list-item>
            <text:list>
              <text:list-item>
                <text:h text:style-name="P1" text:outline-level="2"><text:soft-page-break/>N<text:span text:style-name="T14">ü</text:span>tz<text:span text:style-name="T14">licher F</text:span>luss mit Nachteilen (Diagramm <text:span text:style-name="T15">Folie 10</text:span>)</text:h>
              </text:list-item>
              <text:list-item>
                <text:h text:style-name="P1" text:outline-level="2">Flussanalyse, Ziele</text:h>
              </text:list-item>
            </text:list>
          </text:list-item>
        </text:list>
        <text:p text:style-name="P3">Zu den Zielen der Flussanalyse gehören:</text:p>
        <text:list xml:id="list471499327" text:style-name="WWNum6">
          <text:list-item>
            <text:p text:style-name="P7">Erstens ist sie deskriptiv, d.h. <text:span text:style-name="T15">Beschreibung von </text:span>Beziehungen her und <text:span text:style-name="T15">Suche nach </text:span>Ressourcen.</text:p>
          </text:list-item>
          <text:list-item>
            <text:p text:style-name="P7">Zweitens <text:span text:style-name="T15">dient sie der </text:span>Überprüfung <text:span text:style-name="T11">von Flüssen </text:span>auf Übereinstimmung <text:span text:style-name="T15">mit den Anforderungen </text:span><text:span text:style-name="T11">der </text:span>Identifizierung von nützlichen, schädlichen und parasitären Flüssen <text:span text:style-name="T11">sowie </text:span>deren <text:span text:style-name="T11">Veränderung.</text:span></text:p>
          </text:list-item>
        </text:list>
        <text:p text:style-name="P20">Hier <text:span text:style-name="T15">(Folie 11) </text:span>können wir sehen, wie die Ontologiekarte das Verständnis de<text:span text:style-name="T15">r</text:span> Zweck<text:span text:style-name="T15">e </text:span>der Flussanalyse verändert, indem sie von der Suche nach Fehlern zu einem umfassenderen <text:span text:style-name="T11">Ziel </text:span>übergeht, bei dem die Suche nach Fehlern nur ein<text:span text:style-name="T15">e Teilaufgabe </text:span>ist.</text:p>
        <text:list xml:id="list114223321703486" text:continue-list="list114223237110521" text:style-name="WWNum1">
          <text:list-item>
            <text:list>
              <text:list-item>
                <text:h text:style-name="P1" text:outline-level="2">Regeln zur Durchführung der Flussanalyse</text:h>
              </text:list-item>
            </text:list>
          </text:list-item>
        </text:list>
        <text:p text:style-name="P3">Die Regeln für die Durchführung der Flussanalyse umfassen</text:p>
        <text:list xml:id="list1991202489" text:style-name="WWNum7">
          <text:list-item>
            <text:p text:style-name="P8">Regeln zur Bewertung des <text:span text:style-name="T15">Modells eines </text:span>Fluss<text:span text:style-name="T11">es</text:span>,</text:p>
          </text:list-item>
          <text:list-item>
            <text:p text:style-name="P9">die Regeln für <text:span text:style-name="T11">die Konstruktion des </text:span><text:span text:style-name="T15">Modells eines </text:span>Fluss<text:span text:style-name="T11">es </text:span>wie <text:span text:style-name="T11">er ist</text:span>,</text:p>
          </text:list-item>
          <text:list-item>
            <text:p text:style-name="P8">Regeln für die Anwendung von <text:span text:style-name="T15">Gesetzmäßigkeiten der Entwicklung von Flüssen </text:span>in technischen Systemen</text:p>
          </text:list-item>
          <text:list-item>
            <text:p text:style-name="P9">Regeln für <text:span text:style-name="T11">die Konstruktion des </text:span><text:span text:style-name="T15">Modells eines </text:span>Fluss<text:span text:style-name="T11">es </text:span>auf der Basis <text:span text:style-name="T11">nicht konformer Anforderungen</text:span>.</text:p>
          </text:list-item>
        </text:list>
        <text:p text:style-name="P20">Die Ergebnisse der Anwendung dieser Regeln sind</text:p>
        <text:list xml:id="list3947034227" text:style-name="WWNum8">
          <text:list-item>
            <text:p text:style-name="P10"><text:span text:style-name="T15">das M</text:span>odell <text:span text:style-name="T11">eines </text:span><text:span text:style-name="T15">Flusses, </text:span><text:span text:style-name="T2">wie </text:span><text:span text:style-name="T9">er ist</text:span></text:p>
          </text:list-item>
          <text:list-item>
            <text:p text:style-name="P11"><text:span text:style-name="T17">das M</text:span><text:span text:style-name="T16">odell </text:span><text:span text:style-name="T13">eines </text:span><text:span text:style-name="T17">Flusses, </text:span><text:span text:style-name="T2">wie e</text:span><text:span text:style-name="T4">r</text:span><text:span text:style-name="T2"> sein soll</text:span>,</text:p>
          </text:list-item>
          <text:list-item>
            <text:p text:style-name="P10">eine Liste von Problemen und Widersprüchen, die es zu lösen gilt.</text:p>
          </text:list-item>
        </text:list>
        <text:list xml:id="list114221786451539" text:continue-list="list114223321703486" text:style-name="WWNum1">
          <text:list-item>
            <text:list>
              <text:list-item>
                <text:h text:style-name="P1" text:outline-level="2"><text:span text:style-name="T7">Vorgehensweisen </text:span>(2 Schemata)</text:h>
              </text:list-item>
              <text:list-item>
                <text:h text:style-name="P1" text:outline-level="2">Einblicke</text:h>
              </text:list-item>
            </text:list>
          </text:list-item>
        </text:list>
        <text:list xml:id="list4227167951" text:style-name="WWNum9">
          <text:list-item>
            <text:p text:style-name="P12">Funktionalität → <text:span text:style-name="T15">N</text:span>utzen <text:span text:style-name="T15">des Flusses</text:span></text:p>
          </text:list-item>
          <text:list-item>
            <text:p text:style-name="P13">Grundlegende <text:span text:style-name="T15">und zusätzliche K</text:span>lassifizierungen <text:span text:style-name="T11">von Flüssen</text:span></text:p>
          </text:list-item>
          <text:list-item>
            <text:p text:style-name="P12"><text:span text:style-name="T11">Nützlicher Fluss </text:span>mit <text:span text:style-name="T11">Unzulänglichkeiten</text:span></text:p>
          </text:list-item>
          <text:list-item>
            <text:p text:style-name="P13">Regeln für die Anwendung von <text:span text:style-name="T15">Gesetzmäßigkeiten der Entwicklung von Flüssen </text:span>in technischen Systemen</text:p>
          </text:list-item>
          <text:list-item>
            <text:p text:style-name="P13"><text:span text:style-name="T17">M</text:span><text:span text:style-name="T16">odell </text:span><text:span text:style-name="T13">eines </text:span><text:span text:style-name="T17">Flusses</text:span><text:span text:style-name="T16">, </text:span><text:span text:style-name="T2">wie e</text:span><text:span text:style-name="T4">r</text:span><text:span text:style-name="T2"> sein soll</text:span></text:p>
          </text:list-item>
        </text:list>
        <text:p text:style-name="P20">Schlussfolgerungen</text:p>
        <text:list xml:id="list2608161303" text:style-name="WWNum10">
          <text:list-item>
            <text:p text:style-name="P14">Die Konstruktion von Ontologie-Diagrammen ermöglicht es, Grauzonen und unformalisierte Teile des Wissens zu finden.</text:p>
          </text:list-item>
          <text:list-item>
            <text:p text:style-name="P14">Deutlicher sichtbare Verbindungen mit anderen Teilen des <text:span text:style-name="T15">TRIZ-</text:span>Wissens</text:p>
          </text:list-item>
          <text:list-item>
            <text:p text:style-name="P14">Die nächsten Schritte können sein: Beschreibung von Grauzonen, <text:span text:style-name="T18">von </text:span>verschiedene<text:span text:style-name="T18">n</text:span> <text:span text:style-name="T18">Regeln zur Konstruktion von </text:span>Modell<text:span text:style-name="T12">en</text:span>, Algorithmen und <text:span text:style-name="T18">einer</text:span> Matrix von <text:span text:style-name="T12">Vorgehensweisen </text:span>für den Übergang vom Modell (System), wie es ist, zum Modell (System), wie es sein soll.</text:p>
          </text:list-item>
        </text:list>
        <text:p text:style-name="P3"/>
        <text:p text:style-name="P3">Olga.Eckardt@wilo.com</text:p>
        <text:p text:style-name="P3">olga@wavefusion.de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" svg:font-family="Robo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3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de" fo:country="DE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3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3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3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3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3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3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3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3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3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3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3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3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3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0:56:10</meta:creation-date>
    <dc:language>de-DE</dc:language>
    <dc:date>2021-01-29T11:42:21.179321676</dc:date>
    <meta:editing-cycles>4</meta:editing-cycles>
    <meta:editing-duration>PT4M17S</meta:editing-duration>
    <meta:generator>LibreOffice/6.4.6.2$Linux_X86_64 LibreOffice_project/40$Build-2</meta:generator>
    <meta:document-statistic meta:table-count="0" meta:image-count="0" meta:object-count="0" meta:page-count="2" meta:paragraph-count="58" meta:word-count="609" meta:character-count="4295" meta:non-whitespace-character-count="3770"/>
  </office:meta>
</office:document-meta>
</file>